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9b7e" officeooo:paragraph-rsid="00149b7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49b7e" officeooo:paragraph-rsid="00149b7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49b7e" officeooo:paragraph-rsid="00149b7e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style:text-underline-style="solid" style:text-underline-width="auto" style:text-underline-color="font-color" fo:font-weight="bold" officeooo:rsid="00149b7e" officeooo:paragraph-rsid="00149b7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369a3" loext:opacity="100%" fo:font-size="14pt" fo:font-weight="bold" officeooo:rsid="00149b7e" officeooo:paragraph-rsid="00149b7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06802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fo:font-size="14pt" style:text-underline-style="none" fo:font-weight="bold" officeooo:rsid="00149b7e" officeooo:paragraph-rsid="00149b7e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fo:font-size="14pt" style:text-underline-style="none" fo:font-weight="normal" officeooo:rsid="00149b7e" officeooo:paragraph-rsid="00149b7e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49b7e" officeooo:paragraph-rsid="00149b7e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623b7" officeooo:paragraph-rsid="001623b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9c0a7" officeooo:paragraph-rsid="0019c0a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aa495" officeooo:paragraph-rsid="001aa495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623b7" officeooo:paragraph-rsid="001623b7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106802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106802" loext:opacity="100%" fo:font-size="14pt" fo:font-style="normal" style:text-underline-style="solid" style:text-underline-width="auto" style:text-underline-color="font-color" fo:font-weight="normal" officeooo:rsid="00190987" officeooo:paragraph-rsid="0019098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369a3" loext:opacity="100%" fo:font-weight="bold" style:font-weight-asian="bold" style:font-weight-complex="bold"/>
    </style:style>
    <style:style style:name="T3" style:family="text">
      <style:text-properties fo:color="#106802" loext:opacity="100%" fo:font-weight="bold" fo:background-color="transparent" loext:char-shading-value="0" style:font-weight-asian="bold" style:font-weight-complex="bold"/>
    </style:style>
    <style:style style:name="T4" style:family="text">
      <style:text-properties fo:color="#106802" loext:opacity="100%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on with <text:span text:style-name="T2">PYTHON</text:span></text:p>
      <text:p text:style-name="P5"/>
      <text:p text:style-name="P4">TASKS / IDEAS:</text:p>
      <text:p text:style-name="P2"/>
      <text:list xml:id="list4087877300" text:style-name="L1">
        <text:list-item>
          <text:p text:style-name="P7">Extract table from webpage</text:p>
          <text:list>
            <text:list-item>
              <text:p text:style-name="P8">Select with <text:span text:style-name="T3">pandas</text:span> <text:span text:style-name="T5">pd.read_html()</text:span></text:p>
            </text:list-item>
            <text:list-item>
              <text:p text:style-name="P9">Select using preceding heading with <text:span text:style-name="T4">requests + bs4</text:span></text:p>
            </text:list-item>
            <text:list-item>
              <text:p text:style-name="P9">Select with matching data in table with <text:span text:style-name="T4">pandas</text:span></text:p>
            </text:list-item>
          </text:list>
          <text:p text:style-name="P15"/>
        </text:list-item>
        <text:list-item>
          <text:p text:style-name="P13">Extract file(s) from webpage</text:p>
          <text:list>
            <text:list-item>
              <text:p text:style-name="P9">Save files in a folder with <text:span text:style-name="T4">pandas</text:span> pd.to_csv()<text:line-break/></text:p>
            </text:list-item>
          </text:list>
        </text:list-item>
        <text:list-item>
          <text:p text:style-name="P13">Extract tables from .pdf files</text:p>
          <text:list>
            <text:list-item>
              <text:p text:style-name="P9">Using <text:span text:style-name="T4">camelot</text:span></text:p>
            </text:list-item>
          </text:list>
          <text:p text:style-name="P15"/>
        </text:list-item>
        <text:list-item>
          <text:p text:style-name="P13">GUI browse button</text:p>
          <text:list>
            <text:list-item>
              <text:p text:style-name="P9">Use native browser with <text:span text:style-name="T4">tkinter<text:line-break/></text:span></text:p>
            </text:list-item>
          </text:list>
        </text:list-item>
        <text:list-item>
          <text:p text:style-name="P14">Reduce PyInstaller created exe file</text:p>
          <text:list>
            <text:list-item>
              <text:p text:style-name="P10">Exclude modules from pyinstaller <text:span text:style-name="T1">.spec</text:span> file Analysis().binaries TOC data type </text:p>
              <text:p text:style-name="P10">[(name, path, binary)] after analysis is done</text:p>
            </text:list-item>
          </text:list>
        </text:list-item>
      </text:list>
      <text:p text:style-name="P3"/>
      <text:p text:style-name="P3"/>
      <text:p text:style-name="P3"/>
      <text:p text:style-name="P6"/>
      <text:p text:style-name="P16">TASKS:<text:line-break/></text:p>
      <text:list xml:id="list2517346025" text:style-name="L2">
        <text:list-item>
          <text:p text:style-name="P11">Follow through Nuitka doc and sample</text:p>
          <text:list>
            <text:list-item>
              <text:p text:style-name="P12">Get it working on Jutas Ubuntu</text:p>
            </text:list-item>
            <text:list-item>
              <text:p text:style-name="P12">Get it working on Jutas Windows</text:p>
            </text:list-item>
          </text:list>
        </text:list-item>
        <text:list-item>
          <text:p text:style-name="P11">Try to make other programs work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9:26:46.578719261</meta:creation-date>
    <dc:date>2022-11-29T18:12:07.856662757</dc:date>
    <meta:editing-duration>PT3H9M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23" meta:character-count="670" meta:non-whitespace-character-count="582"/>
  </office:meta>
</office:document-meta>
</file>